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ditionals and recur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 order to write useful programs, we almost always need the ability to check conditions and change the behavior of the program accordingly. Conditional statements give us this ability.</text:p>
                <text:p>There are 4 types of <text:span text:style-name="T1">if </text:span>statements</text:p>
              </text:list-item>
              <text:list-item>
                <text:p>Simple if</text:p>
              </text:list-item>
              <text:list-item>
                <text:p>If else</text:p>
              </text:list-item>
              <text:list-item>
                <text:p>Else if</text:p>
              </text:list-item>
              <text:list-item>
                <text:p>Nested 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eturn Stat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return statement allows you to terminate the execution of a function before you reach the end. One reason to use it is if you detect an error condition:</text:p>
                <text:p>import math</text:p>
                <text:p>def printLogarithm(x):</text:p>
                <text:p><text:s/>if x &lt;= 0:</text:p>
                <text:p><text:s text:c="3"/>print "Positive numbers only, please."</text:p>
                <text:p><text:s text:c="3"/>return</text:p>
                <text:p><text:s/>result = math.log(x)</text:p>
                <text:p><text:s/>print "The log of x is", result</text:p>
                <text:p/>
              </text:list-item>
              <text:list-item>
                <text:p>Remember that to use a function from the math module, you have to import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Recur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nction calling itself is called Recursion</text:p>
              </text:list-item>
              <text:list-item>
                <text:p>def countdown(n):</text:p>
                <text:p><text:s text:c="2"/>if n == 0:</text:p>
                <text:p><text:s text:c="4"/>print "Blastoff!"</text:p>
                <text:p><text:s/>else:</text:p>
                <text:p><text:s text:c="3"/>print n</text:p>
                <text:p><text:s text:c="3"/>countdown(n-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actorial of a given Numb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 recur_factorial(n):</text:p>
                <text:p><text:s text:c="3"/>if n == 1:</text:p>
                <text:p><text:s/><text:tab/> <text:s/>return n</text:p>
                <text:p><text:s text:c="3"/>else:</text:p>
                <text:p><text:s text:c="2"/>return n*recur_factorial(n-1)</text:p>
                <text:p><text:s/>num = int(input("Enter a number: "))</text:p>
                <text:p>if num &lt; 0:</text:p>
                <text:list>
                  <text:list-header>
                    <text:p>print("Sorry, factorial does not exist for negative numbers")</text:p>
                  </text:list-header>
                </text:list>
                <text:p>elif num == 0:</text:p>
                <text:p><text:s text:c="3"/>print("The factorial of 0 is 1")</text:p>
                <text:p>else:</text:p>
                <text:p><text:s text:c="3"/>print("The factorial of",num,"is",recur_factorial(num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ruitful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are going to write functions that return values, which we will call fruitful functions, for want of a better name. </text:p>
              </text:list-item>
              <text:list-item>
                <text:p>The first example is area, which returns the area of a circle with the given radius:</text:p>
              </text:list-item>
              <text:list-item>
                <text:p>import math</text:p>
                <text:p>def area(radius):</text:p>
                <text:p><text:s text:c="4"/>temp = math.pi * radius**2</text:p>
                <text:p><text:s text:c="4"/>return te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oolean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ef isDivisible(x, y):</text:p>
                <text:p><text:s text:c="4"/>if x % y == 0:</text:p>
                <text:p><text:s text:c="8"/>return True</text:p>
                <text:p><text:s text:c="4"/>else:</text:p>
                <text:p><text:s text:c="8"/>return Fals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rapping a piece of code up in a function is called encapsulation</text:p>
              </text:list-header>
              <text:list-item>
                <text:p>Example:</text:p>
                <text:p>def square(t):</text:p>
                <text:list>
                  <text:list-header>
                    <text:p>for i in range(10):</text:p>
                    <text:list>
                      <text:list-header>
                        <text:p>fd(t,100)</text:p>
                        <text:p>lt(t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oc String</text:p>
          </draw:text-box>
        </draw:frame>
        <draw:frame presentation:style-name="pr2" draw:layer="layout" svg:width="25.199cm" svg:height="12.179cm" svg:x="1.2cm" svg:y="4.621cm" presentation:class="outline" presentation:user-transformed="true">
          <draw:text-box>
            <text:list text:style-name="L2">
              <text:list-item>
                <text:p>A docstring is a string at the beginning of a function that explains the interface (“doc” is short for “documentation”). </text:p>
              </text:list-item>
              <text:list-item>
                <text:p>Here is an example:</text:p>
                <text:p><text:span text:style-name="T2">def polyline(t,n,length,angle):</text:span></text:p>
                <text:p><text:span text:style-name="T2"><text:s text:c="4"/></text:span><text:span text:style-name="T2">'''Draw n line segments with the given length and angle between them t is a turtle'''</text:span></text:p>
                <text:list>
                  <text:list-header>
                    <text:p><text:span text:style-name="T2">for i in range(10):</text:span></text:p>
                    <text:p><text:span text:style-name="T2"><text:s text:c="4"/></text:span>fd(t,100)</text:p>
                    <text:p><text:s text:c="4"/>lt(t)</text:p>
                    <text:p>This docstring is a triple-quoted string, also known as a multiline string because the triple quotes allow the string to span more than one line.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oops consists of 3 parts.</text:p>
              </text:list-header>
              <text:list-item>
                <text:p>Initialization</text:p>
              </text:list-item>
              <text:list-item>
                <text:p>Condition</text:p>
              </text:list-item>
              <text:list-item>
                <text:p>Incrementation or decre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teration – The while statement</text:p>
          </draw:text-box>
        </draw:frame>
        <draw:frame presentation:style-name="pr2" draw:layer="layout" svg:width="25.199cm" svg:height="12.179cm" svg:x="1.001cm" svg:y="4.914cm" presentation:class="outline" presentation:user-transformed="true">
          <draw:text-box>
            <text:list text:style-name="L2">
              <text:list-item>
                <text:p>Computers are often used to automate repetitive tasks. Repeating identical <text:s/>or similar tasks without making errors .</text:p>
              </text:list-item>
              <text:list-item>
                <text:p>We have seen program countdown, that use recursion to perform repetition, which is also called iteration.</text:p>
              </text:list-item>
              <text:list-item>
                <text:p>Python provides several language features to make it easier. The first feature we are going to look at is the while statement.</text:p>
              </text:list-item>
              <text:list-item>
                <text:p>Here is what countdown looks like with a while statement:</text:p>
                <text:p>def countdown(n):</text:p>
                <text:p><text:s text:c="4"/>while n &gt; 0:</text:p>
                <text:p><text:s text:c="8"/>print n</text:p>
                <text:p><text:s text:c="7"/>n = n-1</text:p>
                <text:p><text:s text:c="7"/>print "Blastoff!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s a sequence of statements multiple times and abbreviates the code that manages the loop variable</text:p>
                <text:p>Example:</text:p>
                <text:p>for i in range(10):</text:p>
                <text:p><text:s text:c="4"/>print(i)</text:p>
                <text:p>for i in range(0,10):</text:p>
                <text:p><text:s text:c="4"/>print(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ested Loop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You can use one or more loop inside any another while, for or do..while loop.</text:p>
                <text:p>Example:</text:p>
                <text:p>for i in range(10):</text:p>
                <text:p><text:s text:c="4"/>for j in range(10):</text:p>
                <text:p><text:s text:c="8"/>print(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op Control Stateme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reak</text:span> : Terminates the loop statement and transfers execution to the statement immediately following the loop.</text:p>
                <text:p>Example:</text:p>
                <text:p>for letter in 'Python': <text:s text:c="4"/></text:p>
                <text:p><text:s text:c="5"/>if letter == 'h':</text:p>
                <text:p><text:s text:c="8"/>break</text:p>
                <text:p><text:s text:c="4"/>print 'Current Letter :', l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op control Stat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ntinue</text:span>: Causes the loop to skip the remainder of its body and immediately retest its condition prior to reiterating.</text:p>
                <text:p>Example:</text:p>
                <text:p>for letter in 'Python': <text:s text:c="4"/></text:p>
                <text:p><text:s text:c="5"/>if letter == 'h':</text:p>
                <text:p><text:s text:c="8"/>continue</text:p>
                <text:p><text:s text:c="4"/>print 'Current Letter :', let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op Control Stat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ass</text:span> : The pass statement in Python is used when a statement is required syntactically but you do not want any command or code to execute.</text:p>
                <text:p><text:span text:style-name="T1">Example:</text:span></text:p>
                <text:p><text:span text:style-name="T1"/></text:p>
                <text:p><text:span text:style-name="T3">for letter in 'Python': </text:span></text:p>
                <text:p><text:span text:style-name="T3"><text:s text:c="5"/></text:span><text:span text:style-name="T3">if letter == 'h':</text:span></text:p>
                <text:p><text:span text:style-name="T3"><text:s text:c="8"/></text:span><text:span text:style-name="T3">pass</text:span></text:p>
                <text:p><text:span text:style-name="T3"><text:s text:c="8"/></text:span><text:span text:style-name="T3">print 'This is pass block'</text:span></text:p>
                <text:p><text:span text:style-name="T3"><text:s text:c="4"/></text:span><text:span text:style-name="T3">print 'Current Letter :', letter</text:span></text:p>
                <text:p><text:span text:style-name="T3">print "Good bye!"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4:40:04.129247768</meta:creation-date>
    <meta:generator>LibreOffice/4.2.8.2$Linux_X86_64 LibreOffice_project/420m0$Build-2</meta:generator>
    <dc:date>2016-06-08T10:05:11.668612681</dc:date>
    <meta:editing-duration>PT3H15M12S</meta:editing-duration>
    <meta:editing-cycles>27</meta:editing-cycles>
    <meta:document-statistic meta:object-count="81"/>
  </office:meta>
</office:document-meta>
</file>